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ORACLE SUR CENTOS 6</text:p>
      <text:p text:style-name="P1"/>
      <text:list xml:id="list1529614884" text:style-name="L1">
        <text:list-item>
          <text:p text:style-name="P2">Télécharger et installer Centos6, en allouant au moins<text:span text:style-name="T2"> 2Go de RAM</text:span> a la MV</text:p>
        </text:list-item>
        <text:list-item>
          <text:p text:style-name="P2">Télécharger Oracle 11g3 (2 archives ZIP) sur le site d'Oracle et les mettre dans /tmp</text:p>
        </text:list-item>
        <text:list-item>
          <text:p text:style-name="P2">Décompresser les 2 ZIP, pour obtenir un répertoire Database</text:p>
        </text:list-item>
        <text:list-item>
          <text:p text:style-name="P2">Ajouter les lignes suivantes au fichier<text:span text:style-name="T3"> /etc/profile</text:span>:</text:p>
          <text:p text:style-name="P4">export ORACLE_BASE="/u01/app/oracle"</text:p>
          <text:p text:style-name="P4">export ORACLE_HOME="$ORACLE_BASE/product/11.2.0/db_1"</text:p>
          <text:p text:style-name="P4">export ORACLE_HOSTNAME="centOS6"</text:p>
          <text:p text:style-name="P4">export ORACLE_SID="orcl" </text:p>
          <text:p text:style-name="P4">TNS_ADMIN=/u01/app/oracle/product/11.2.0/dbhome_1/network/admin</text:p>
        </text:list-item>
        <text:list-item>
          <text:p text:style-name="P3">Actualiser le fichier profile : « <text:span text:style-name="T3">source /etc/profile »</text:span></text:p>
        </text:list-item>
        <text:list-item>
          <text:p text:style-name="P3">Installer les paquets nécessaires :</text:p>
          <text:p text:style-name="P4">sudo yum install binutils compat-libstdc++-33 elfutils-libelf elfutils-libelf-devel gcc gcc-c++ glibc glibc-common glibc-devel glibc-headers kernel-headers libaio libaio-devel libgomp libstdc++ libstdc++-devel make numactl sysstat unixODBC-devel pdksh</text:p>
        </text:list-item>
        <text:list-item>
          <text:p text:style-name="P3">Lancer les commandes suivantes :</text:p>
          <text:p text:style-name="P4">sudo /usr/sbin/groupadd oinstall</text:p>
          <text:p text:style-name="P4">sudo /usr/sbin/groupadd dba</text:p>
          <text:p text:style-name="P4">sudo /usr/sbin/groupadd asmadmin</text:p>
          <text:p text:style-name="P4">sudo /usr/sbin/groupadd asmdba</text:p>
          <text:p text:style-name="P4">sudo /usr/sbin/useradd -g oinstall -G dba,asmdba,asmadmin oracle</text:p>
        </text:list-item>
        <text:list-item>
          <text:p text:style-name="P4"><text:span text:style-name="T4">Spécifier le password de l'utilisateur Oracle : </text:span>passwd oracle</text:p>
        </text:list-item>
        <text:list-item>
          <text:p text:style-name="P3">Modifier le fichier <text:span text:style-name="T3">/etc/security/limits.conf </text:span>et y ajouter les lignes suivantes :</text:p>
          <text:p text:style-name="P4">oracle <text:s text:c="13"/>soft <text:s text:c="3"/>nproc <text:s text:c="2"/>2047</text:p>
          <text:p text:style-name="P4">oracle <text:s text:c="13"/>hard <text:s text:c="3"/>nproc <text:s text:c="2"/>16384</text:p>
          <text:p text:style-name="P4">oracle <text:s text:c="13"/>soft <text:s text:c="3"/>nofile <text:s/>1024</text:p>
          <text:p text:style-name="P4">oracle <text:s text:c="13"/>hard <text:s text:c="3"/>nofile <text:s/>65536</text:p>
          <text:p text:style-name="P4">oracle <text:s text:c="13"/>soft <text:s text:c="3"/>stack <text:s text:c="2"/>10240</text:p>
        </text:list-item>
        <text:list-item>
          <text:p text:style-name="P3">Lancer les commandes suivantes : </text:p>
          <text:p text:style-name="P4">sudo mkdir -p $ORACLE_BASE/oradata</text:p>
          <text:p text:style-name="P4">sudo mkdir -p <text:s/>$ORACLE_BASE/recovery_area</text:p>
          <text:p text:style-name="P4">sudo chown -R oracle:oinstall $ORACLE_BASE</text:p>
          <text:p text:style-name="P4">sudo chmod -R 775 $ORACLE_BASE</text:p>
          <text:p text:style-name="P4">sudo mkdir -p /opt/oraInventory</text:p>
          <text:p text:style-name="P4">sudo chmod 775 /opt/oraInventory</text:p>
          <text:p text:style-name="P4">sudo chown oracle:oinstall <text:s/>/opt/oraInventory</text:p>
        </text:list-item>
        <text:list-item>
          <text:p text:style-name="P3">Modifier le fichier <text:span text:style-name="T3">/etc/sysctl.conf</text:span> et y ajouter les lignes suivantes :</text:p>
          <text:p text:style-name="P4">fs.aio-max-nr = 1048576</text:p>
          <text:p text:style-name="P4">fs.file-max = 6815744</text:p>
          <text:p text:style-name="P4">kernel.shmall = 2097152</text:p>
          <text:p text:style-name="P4">kernel.shmmax = 2123476992</text:p>
          <text:p text:style-name="P4">kernel.shmmni = 4096</text:p>
          <text:p text:style-name="P4">kernel.sem = 250 32000 100 128</text:p>
          <text:p text:style-name="P4">net.ipv4.ip_local_port_range = 9000 65500</text:p>
          <text:p text:style-name="P4">net.core.rmem_default = 262144</text:p>
          <text:p text:style-name="P4">net.core.rmem_max = 4194304</text:p>
          <text:p text:style-name="P4">net.core.wmem_default = 262144</text:p>
          <text:p text:style-name="P4">net.core.wmem_max = 1048586</text:p>
        </text:list-item>
        <text:list-item>
          <text:p text:style-name="P3">Valider les modifications : <text:span text:style-name="T3">sysctl -p</text:span></text:p>
        </text:list-item>
        <text:list-item>
          <text:p text:style-name="P3">Permettre à Oracle d'utiliser l'affichage, et se connecter sous le user Oracle :</text:p>
          <text:p text:style-name="P4">sudo xhost +</text:p>
          <text:p text:style-name="P4"><text:soft-page-break/>su – oracle</text:p>
        </text:list-item>
        <text:list-item>
          <text:p text:style-name="P3">Lancer l'installation : <text:span text:style-name="T3">/tmp/database/runInstaller</text:span></text:p>
        </text:list-item>
        <text:list-item>
          <text:p text:style-name="P3">Choisir une installation en mode serveur, mono-instance, en mode standard</text:p>
        </text:list-item>
        <text:list-item>
          <text:p text:style-name="P3">Vérifier le nom de la BDD : orcl</text:p>
        </text:list-item>
        <text:list-item>
          <text:p text:style-name="P3">Exécuter les scripts demandés si nécessaire</text:p>
        </text:list-item>
        <text:list-item>
          <text:p text:style-name="P3">Copier le fichier oracledb dans /etc/init.d, et le rendre autoexecutable au boot</text:p>
          <text:p text:style-name="P4">chkconfig –add oracledb</text:p>
          <text:p text:style-name="P4">ntsysv</text:p>
        </text:list-item>
        <text:list-item>
          <text:p text:style-name="P3">Rebooter ou lancer l'instance oracle : <text:span text:style-name="T3">/etc/init.d/oracledb start</text:span> et la database :</text:p>
          <text:p text:style-name="P4">$ORACLE_HOME/bin/sqlplus /nolog </text:p>
          <text:p text:style-name="P4">connect sys as sydba</text:p>
          <text:p text:style-name="P4">startup</text:p>
        </text:list-item>
        <text:list-item>
          <text:p text:style-name="P3">Vérifier si une instance est bien lancée :</text:p>
          <text:p text:style-name="P4"><text:s/>/u01/app/oracle/product/11.2.0/dbhome_1/bin/lsnrctl services</text:p>
        </text:list-item>
        <text:list-item>
          <text:p text:style-name="P3">Créer un user « cesi » :</text:p>
          <text:p text:style-name="P4">$ORACLE_HOME/bin/sqlplus /nolog </text:p>
          <text:p text:style-name="P4">connect sys as sydba</text:p>
          <text:p text:style-name="P4">create user cesi identified by password<text:span text:style-name="T4"> (ou « password » est le mdp de l'utilisateur) ;</text:span></text:p>
          <text:p text:style-name="P4">grant all privileges to cesi ;</text:p>
          <text:p text:style-name="P4">grant sysdba to cesi 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4T19:13:18</meta:creation-date>
    <dc:date>2012-02-04T19:37:12</dc:date>
    <meta:editing-duration>PT23M55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2" meta:paragraph-count="69" meta:word-count="410" meta:character-count="3048"/>
  </office:meta>
</office:document-meta>
</file>